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2.626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4.53cm"/>
    </style:style>
    <style:style style:name="co12" style:family="table-column">
      <style:table-column-properties fo:break-before="auto" style:column-width="2.32cm"/>
    </style:style>
    <style:style style:name="co13" style:family="table-column">
      <style:table-column-properties fo:break-before="auto" style:column-width="3.214cm"/>
    </style:style>
    <style:style style:name="co14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number-columns-repeated="16373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за упаковку, руб.</text:p>
          </table:table-cell>
          <table:table-cell office:value-type="string" calcext:value-type="string">
            <text:p>район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25]; [$Магазин.A:.C]; 2; 0)" office:value-type="string" office:string-value="Октябрьский" calcext:value-type="string">
            <text:p>Октябрьский</text:p>
          </table:table-cell>
          <table:table-cell table:formula="of:=[.E25]*[.G25]" office:value-type="float" office:value="5054" calcext:value-type="float">
            <text:p>5054</text:p>
          </table:table-cell>
          <table:table-cell/>
          <table:table-cell table:style-name="ce4" office:value-type="float" office:value="6065" calcext:value-type="float">
            <text:p>6065</text:p>
          </table:table-cell>
          <table:table-cell table:style-name="Default" table:number-columns-repeated="16373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27]; [$Магазин.A:.C]; 2; 0)" office:value-type="string" office:string-value="Октябрьский" calcext:value-type="string">
            <text:p>Октябрьский</text:p>
          </table:table-cell>
          <table:table-cell table:formula="of:=[.E27]*[.G27]" office:value-type="float" office:value="2295" calcext:value-type="float">
            <text:p>2295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29]; [$Магазин.A:.C]; 2; 0)" office:value-type="string" office:string-value="Октябрьский" calcext:value-type="string">
            <text:p>Октябрьский</text:p>
          </table:table-cell>
          <table:table-cell table:formula="of:=[.E29]*[.G29]" office:value-type="float" office:value="4664" calcext:value-type="float">
            <text:p>466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3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3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3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3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4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4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4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4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4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4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6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6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6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6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6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6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67]; [$Магазин.A:.C]; 2; 0)" office:value-type="string" office:string-value="Октябрьский" calcext:value-type="string">
            <text:p>Октябрьский</text:p>
          </table:table-cell>
          <table:table-cell table:formula="of:=[.E67]*[.G67]" office:value-type="float" office:value="5054" calcext:value-type="float">
            <text:p>505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69]; [$Магазин.A:.C]; 2; 0)" office:value-type="string" office:string-value="Октябрьский" calcext:value-type="string">
            <text:p>Октябрьский</text:p>
          </table:table-cell>
          <table:table-cell table:formula="of:=[.E69]*[.G69]" office:value-type="float" office:value="2295" calcext:value-type="float">
            <text:p>2295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71]; [$Магазин.A:.C]; 2; 0)" office:value-type="string" office:string-value="Октябрьский" calcext:value-type="string">
            <text:p>Октябрьский</text:p>
          </table:table-cell>
          <table:table-cell table:formula="of:=[.E71]*[.G71]" office:value-type="float" office:value="4664" calcext:value-type="float">
            <text:p>466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9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9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9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9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9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9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9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9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9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9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0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0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10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10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10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10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1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1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1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1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1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1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11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11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1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1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11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11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1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1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1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1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1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1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1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1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1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1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1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1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1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1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1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1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1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1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1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1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1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1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1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1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1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1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1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1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1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1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1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1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1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1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1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1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1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1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2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2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2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2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2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2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2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2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2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2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22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22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23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23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2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2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2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2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2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2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2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2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2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2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24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24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24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24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25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25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5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5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5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5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6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6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6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6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6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6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2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26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6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2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27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2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2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2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2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2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277]; [$Магазин.A:.C]; 2; 0)" office:value-type="string" office:string-value="Октябрьский" calcext:value-type="string">
            <text:p>Октябрьский</text:p>
          </table:table-cell>
          <table:table-cell table:formula="of:=[.E277]*[.G277]" office:value-type="float" office:value="5054" calcext:value-type="float">
            <text:p>505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2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279]; [$Магазин.A:.C]; 2; 0)" office:value-type="string" office:string-value="Октябрьский" calcext:value-type="string">
            <text:p>Октябрьский</text:p>
          </table:table-cell>
          <table:table-cell table:formula="of:=[.E279]*[.G279]" office:value-type="float" office:value="2295" calcext:value-type="float">
            <text:p>2295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2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281]; [$Магазин.A:.C]; 2; 0)" office:value-type="string" office:string-value="Октябрьский" calcext:value-type="string">
            <text:p>Октябрьский</text:p>
          </table:table-cell>
          <table:table-cell table:formula="of:=[.E281]*[.G281]" office:value-type="float" office:value="4664" calcext:value-type="float">
            <text:p>466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2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2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8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2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28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2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29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2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2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3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3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3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3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3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3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3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3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3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3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3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3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3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3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3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3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3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3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3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3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3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3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3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3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3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3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3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3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3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3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3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3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3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3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3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3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3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3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3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3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3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3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3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3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3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3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3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3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3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3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3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3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3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3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3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3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3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3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3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3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3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3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3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3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3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3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3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3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38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38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38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38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8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8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3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3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3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3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39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39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39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39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39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39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39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39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39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39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40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40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40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40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40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40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4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4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41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41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41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41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41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41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41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41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4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4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4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4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4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4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4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4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4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4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4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4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4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4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4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4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4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4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4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4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4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4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4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4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4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4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4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4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4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4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4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4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4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4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4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4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4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4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4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4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46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46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4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46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6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4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47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4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4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4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4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4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4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4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4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4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4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4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4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4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487]; [$Магазин.A:.C]; 2; 0)" office:value-type="string" office:string-value="Октябрьский" calcext:value-type="string">
            <text:p>Октябрьский</text:p>
          </table:table-cell>
          <table:table-cell table:formula="of:=[.E487]*[.G487]" office:value-type="float" office:value="5054" calcext:value-type="float">
            <text:p>505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4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4">
          <table:table-cell office:value-type="float" office:value="488" calcext:value-type="float">
            <text:p>4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489]; [$Магазин.A:.C]; 2; 0)" office:value-type="string" office:string-value="Октябрьский" calcext:value-type="string">
            <text:p>Октябрьский</text:p>
          </table:table-cell>
          <table:table-cell table:formula="of:=[.E489]*[.G489]" office:value-type="float" office:value="2295" calcext:value-type="float">
            <text:p>2295</text:p>
          </table:table-cell>
          <table:table-cell table:number-columns-repeated="2"/>
          <table:table-cell table:style-name="Default" table:number-columns-repeated="16373"/>
        </table:table-row>
        <table:table-row table:style-name="ro4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4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491]; [$Магазин.A:.C]; 2; 0)" office:value-type="string" office:string-value="Октябрьский" calcext:value-type="string">
            <text:p>Октябрьский</text:p>
          </table:table-cell>
          <table:table-cell table:formula="of:=[.E491]*[.G491]" office:value-type="float" office:value="4664" calcext:value-type="float">
            <text:p>466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4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4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4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4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49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49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49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49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50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50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50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50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50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50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5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5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5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5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5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5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5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5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5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5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5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52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5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5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5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529]; [$Магазин.A:.C]; 2; 0)" office:value-type="string" office:string-value="Октябрьский" calcext:value-type="string">
            <text:p>Октябрьский</text:p>
          </table:table-cell>
          <table:table-cell table:formula="of:=[.E529]*[.G529]" office:value-type="float" office:value="5054" calcext:value-type="float">
            <text:p>505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53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531]; [$Магазин.A:.C]; 2; 0)" office:value-type="string" office:string-value="Октябрьский" calcext:value-type="string">
            <text:p>Октябрьский</text:p>
          </table:table-cell>
          <table:table-cell table:formula="of:=[.E531]*[.G531]" office:value-type="float" office:value="2295" calcext:value-type="float">
            <text:p>2295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53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533]; [$Магазин.A:.C]; 2; 0)" office:value-type="string" office:string-value="Октябрьский" calcext:value-type="string">
            <text:p>Октябрьский</text:p>
          </table:table-cell>
          <table:table-cell table:formula="of:=[.E533]*[.G533]" office:value-type="float" office:value="4664" calcext:value-type="float">
            <text:p>4664</text:p>
          </table:table-cell>
          <table:table-cell table:number-columns-repeated="2"/>
          <table:table-cell table:style-name="Default" table:number-columns-repeated="16373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3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3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5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5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5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5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54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54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54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54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54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54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5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5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5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5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5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5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5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5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5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5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5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5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5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5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5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5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5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5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5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5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5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5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5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5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5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5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5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5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5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5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5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5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5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5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5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5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5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5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5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5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5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5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6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6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6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6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6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6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6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6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6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6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6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6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6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6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6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6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6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6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6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6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6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6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6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6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6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6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6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6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6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6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6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6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6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6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6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6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6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6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6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6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6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6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6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6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formula="of:=VLOOKUP([.C6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VLOOKUP([.C6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64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64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formula="of:=VLOOKUP([.C64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VLOOKUP([.C64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formula="of:=VLOOKUP([.C65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VLOOKUP([.C65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formula="of:=VLOOKUP([.C65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VLOOKUP([.C65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65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65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65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65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formula="of:=VLOOKUP([.C65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VLOOKUP([.C65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66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66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formula="of:=VLOOKUP([.C66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VLOOKUP([.C66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66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66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66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66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formula="of:=VLOOKUP([.C66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VLOOKUP([.C66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formula="of:=VLOOKUP([.C67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VLOOKUP([.C67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67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67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6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6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6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6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6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6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6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6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6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6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6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6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6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68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6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68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6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69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6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6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6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6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69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69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69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69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0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0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0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0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0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0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4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4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3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3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8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8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8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8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7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7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79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79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79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79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7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7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7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7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7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7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8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8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8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8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8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8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8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8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8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8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8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8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8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8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8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8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8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8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8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8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8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82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8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8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2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8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8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8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8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8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8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8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8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8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8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4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8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4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8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8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8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8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8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8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8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8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8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formula="of:=VLOOKUP([.C85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VLOOKUP([.C85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85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85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formula="of:=VLOOKUP([.C85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VLOOKUP([.C85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86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86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formula="of:=VLOOKUP([.C86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VLOOKUP([.C86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6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6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8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86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6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8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87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8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8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8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8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8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8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8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8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8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8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8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8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8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8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8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88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8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88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9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8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8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8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8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89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89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89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89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90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90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90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90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90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90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9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9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9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9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9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9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9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9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9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9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9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9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9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9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9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9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9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9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92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92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93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93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9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9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4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9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4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9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9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9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9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9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9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9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9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9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94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94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94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94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9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9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9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9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9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9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9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9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9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9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9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9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9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9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9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9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9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9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9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9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9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9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9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9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9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9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9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9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9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9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9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9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9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9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9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9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9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9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9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9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9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9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9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9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0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0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0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0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01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01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01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01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01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01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01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01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0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0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0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0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0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0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0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0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02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02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3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3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0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0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3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3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0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0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04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04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04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04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04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04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0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0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04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04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0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0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0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0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0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0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5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5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5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5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06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06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0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0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0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0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0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0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0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0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0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0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0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0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0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0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0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0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0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0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0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0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0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0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0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0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0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0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0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0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0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0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1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1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1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1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1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1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1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1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1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1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1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1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1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1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1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1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1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1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1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1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12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12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13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13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1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1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1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1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1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1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1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1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1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1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1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1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1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1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1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1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1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1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1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1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1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1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1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1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1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1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1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1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1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1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1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1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1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1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1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1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1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1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1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18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1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18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1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19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1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1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1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1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19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19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19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19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20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20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0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0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0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0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2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2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2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2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2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2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2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2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2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2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2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2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2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2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2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2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2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22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2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22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2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2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2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2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2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2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2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2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2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2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2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2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2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2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2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2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2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2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2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2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2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2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2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2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2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2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2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2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2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2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2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2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2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2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2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2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2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2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4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4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2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2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2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2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2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2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formula="of:=VLOOKUP([.C129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VLOOKUP([.C129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VLOOKUP([.C129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VLOOKUP([.C129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VLOOKUP([.C129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VLOOKUP([.C129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29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29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129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129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130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130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0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0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formula="of:=VLOOKUP([.C130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VLOOKUP([.C130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formula="of:=VLOOKUP([.C13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VLOOKUP([.C13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formula="of:=VLOOKUP([.C13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VLOOKUP([.C13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formula="of:=VLOOKUP([.C131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VLOOKUP([.C131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formula="of:=VLOOKUP([.C131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VLOOKUP([.C131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13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13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3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3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34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34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3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3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3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3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3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3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3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3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35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35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36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36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36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36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36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36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3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36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3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36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3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37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3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3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3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3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3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3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3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3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3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3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3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3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3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3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3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38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3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38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3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39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3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3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3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3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39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39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39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39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40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40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40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40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40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40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4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4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4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4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4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4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4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4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4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4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4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4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4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4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4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4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4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42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4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4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4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42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43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43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3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3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4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4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4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4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4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4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4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4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4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4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44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44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44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44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5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5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45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45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45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45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45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45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45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45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46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46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46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46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46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46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46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46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46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46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47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47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47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47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47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47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7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7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4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4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4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4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4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4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4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4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4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4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4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4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4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4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4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4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4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4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4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4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5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5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5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5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5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5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5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5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5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5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5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5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5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5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5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5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5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5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5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5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5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5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5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5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5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5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5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5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5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5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5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5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5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5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5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5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5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5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5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5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5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5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5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5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5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5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5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5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5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5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5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5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5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5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5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5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5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5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5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5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5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5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5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5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5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5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56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56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56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56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57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57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57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57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57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57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57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57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57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57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58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58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58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58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58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58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5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5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5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5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59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59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59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59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59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59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59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59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59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59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60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60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60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60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60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60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6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6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6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6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6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6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6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6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6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6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6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6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6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6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6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62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6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62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63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63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63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63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63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63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6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6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6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6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64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64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64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64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64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64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6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6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64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64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6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6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6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6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6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6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6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6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6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6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6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6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6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6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6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6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6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6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6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6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6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6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6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6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6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6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6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6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6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6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6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6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6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6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6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6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6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6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6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6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6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6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6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6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7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7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7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7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7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7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7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7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7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7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7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7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7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7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7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7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7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7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7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7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7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7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7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7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7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7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7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7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7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7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7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7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7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7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7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7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7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7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7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7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74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74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74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74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5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5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75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75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75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75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75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75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5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5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76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76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76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76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76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76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76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76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76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76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77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77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77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77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77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77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77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77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77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77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78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78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78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78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8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8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7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7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7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7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7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7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7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7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7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7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7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7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7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7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8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8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8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8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8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8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8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8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8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8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8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8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8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8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8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8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8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8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8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8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8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8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8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8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8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8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83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83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83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83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83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83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8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8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84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84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84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84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84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84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84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84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8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8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8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8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8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8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8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8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85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85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86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86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86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86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86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86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8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86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8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86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8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87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8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8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8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8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87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87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88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88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8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8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88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88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88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88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88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88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89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89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89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89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89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89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89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89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89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89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90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90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90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90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90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90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9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9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9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9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9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9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9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9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9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9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9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9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9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9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92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92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92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92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92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92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92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92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92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92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93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93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9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9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9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9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9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9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9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9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9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9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9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9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9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9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9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9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9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9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9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9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9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9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9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9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19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19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19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19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9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9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19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19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9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9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19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19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19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19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9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9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19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19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19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19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197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197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197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197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98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98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198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198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198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198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198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198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198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198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9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9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19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19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19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19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19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19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19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19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20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20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20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20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20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20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00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00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200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200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formula="of:=VLOOKUP([.C201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VLOOKUP([.C201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formula="of:=VLOOKUP([.C201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VLOOKUP([.C201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201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201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VLOOKUP([.C201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VLOOKUP([.C201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formula="of:=VLOOKUP([.C201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VLOOKUP([.C201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formula="of:=VLOOKUP([.C20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VLOOKUP([.C20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20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20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0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0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formula="of:=VLOOKUP([.C20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VLOOKUP([.C20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formula="of:=VLOOKUP([.C202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VLOOKUP([.C202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formula="of:=VLOOKUP([.C203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VLOOKUP([.C203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formula="of:=VLOOKUP([.C20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VLOOKUP([.C20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203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203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formula="of:=VLOOKUP([.C203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VLOOKUP([.C203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formula="of:=VLOOKUP([.C203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VLOOKUP([.C203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formula="of:=VLOOKUP([.C204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VLOOKUP([.C204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formula="of:=VLOOKUP([.C204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VLOOKUP([.C204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formula="of:=VLOOKUP([.C204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VLOOKUP([.C204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formula="of:=VLOOKUP([.C204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VLOOKUP([.C204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formula="of:=VLOOKUP([.C204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VLOOKUP([.C204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05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05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5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5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05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05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05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05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5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5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06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06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6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6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06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06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6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6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06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06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07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07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7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7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07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07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7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7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07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07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8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8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08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08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08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08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0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0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9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9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0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0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0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0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0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0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0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0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0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0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0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0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0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0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1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1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1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1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1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1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1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1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1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1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2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2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2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2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2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2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2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2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2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2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3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3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3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3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3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3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3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3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3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3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4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4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4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4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4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4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4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4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6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6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6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6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6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6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6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6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6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6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7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7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7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7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7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7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7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7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7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7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8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8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8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8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8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8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18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18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8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8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19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19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9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9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19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19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19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19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19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19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0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0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0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0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20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20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0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0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20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20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21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21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1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1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1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1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1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1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21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21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2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2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222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223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224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225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26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27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28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29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30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31]; [$Магазин.A:.C]; 2; 0)" office:value-type="string" office:string-value="Октябрьский" calcext:value-type="string">
            <text:p>Октябрь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23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23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3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3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23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23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23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23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4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4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4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4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4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4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24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24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4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4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250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251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252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253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54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55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56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57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58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59]; [$Магазин.A:.C]; 2; 0)" office:value-type="string" office:string-value="Первомайский" calcext:value-type="string">
            <text:p>Первомайски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formula="of:=VLOOKUP([.C226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VLOOKUP([.C226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6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6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formula="of:=VLOOKUP([.C2264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VLOOKUP([.C2265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formula="of:=VLOOKUP([.C2266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VLOOKUP([.C2267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68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69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VLOOKUP([.C2270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VLOOKUP([.C2271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formula="of:=VLOOKUP([.C2272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VLOOKUP([.C2273]; [$Магазин.A:.C]; 2; 0)" office:value-type="string" office:string-value="Заречный" calcext:value-type="string">
            <text:p>Заречный</text:p>
          </table:table-cell>
          <table:table-cell table:number-columns-repeated="3"/>
          <table:table-cell table:style-name="Default" table:number-columns-repeated="16373"/>
        </table:table-row>
        <table:table-row table:style-name="ro2" table:number-rows-repeated="1046302">
          <table:table-cell table:number-columns-repeated="11"/>
          <table:table-cell table:style-name="Default" table:number-columns-repeated="16373"/>
        </table:table-row>
        <table:table-row table:style-name="ro2">
          <table:table-cell table:number-columns-repeated="11"/>
          <table:table-cell table:style-name="Default" table:number-columns-repeated="16373"/>
        </table:table-row>
        <table:named-expressions>
          <table:named-range table:name="Excel_BuiltIn__FilterDatabase" table:base-cell-address="$'Движение товаров'.$A$1" table:cell-range-address="$'Движение товаров'.$A$1:.$G$2273"/>
        </table:named-expressions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6378"/>
        <table:table-row table:style-name="ro6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Единица измерения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роизводитель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7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7" table:number-rows-repeated="1048510">
          <table:table-cell table:number-columns-repeated="6"/>
          <table:table-cell table:style-name="Default" table:number-columns-repeated="16378"/>
        </table:table-row>
        <table:table-row table:style-name="ro7">
          <table:table-cell table:number-columns-repeated="6"/>
          <table:table-cell table:style-name="Default" table:number-columns-repeated="16378"/>
        </table:table-row>
        <table:named-expressions>
          <table:named-range table:name="Excel_BuiltIn__FilterDatabase" table:base-cell-address="$'Движение товаров'.$A$1" table:cell-range-address="$Товар.$A$1:.$F$65"/>
        </table:named-expressions>
      </table:table>
      <table:table table:name="Магазин" table:style-name="ta3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16381"/>
        <table:table-row table:style-name="ro7" table:visibility="filter">
          <table:table-cell table:style-name="ce5" office:value-type="string" calcext:value-type="string">
            <text:p>ID магазина</text:p>
          </table:table-cell>
          <table:table-cell table:style-name="ce5" office:value-type="string" calcext:value-type="string">
            <text:p>Район</text:p>
          </table:table-cell>
          <table:table-cell table:style-name="ce5" office:value-type="string" calcext:value-type="string">
            <text:p>Адрес</text:p>
          </table:table-cell>
        </table:table-row>
        <table:table-row table:style-name="ro7">
          <table:table-cell table:style-name="ce5" office:value-type="string" calcext:value-type="string">
            <text:p>M1</text:p>
          </table:table-cell>
          <table:table-cell table:style-name="ce6" office:value-type="string" calcext:value-type="string">
            <text:p>Октябрьский</text:p>
          </table:table-cell>
          <table:table-cell table:style-name="ce6" office:value-type="string" calcext:value-type="string">
            <text:p>просп. Мира, 45</text:p>
          </table:table-cell>
        </table:table-row>
        <table:table-row table:style-name="ro7" table:visibility="filter">
          <table:table-cell table:style-name="ce5" office:value-type="string" calcext:value-type="string">
            <text:p>M2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ул. Металлургов, 12</text:p>
          </table:table-cell>
        </table:table-row>
        <table:table-row table:style-name="ro7" table:visibility="filter">
          <table:table-cell table:style-name="ce5" office:value-type="string" calcext:value-type="string">
            <text:p>M3</text:p>
          </table:table-cell>
          <table:table-cell table:style-name="ce6" office:value-type="string" calcext:value-type="string">
            <text:p>Заречный</text:p>
          </table:table-cell>
          <table:table-cell table:style-name="ce6" office:value-type="string" calcext:value-type="string">
            <text:p>Колхозная, 11</text:p>
          </table:table-cell>
        </table:table-row>
        <table:table-row table:style-name="ro7" table:visibility="filter">
          <table:table-cell table:style-name="ce5" office:value-type="string" calcext:value-type="string">
            <text:p>M4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Заводская, 22</text:p>
          </table:table-cell>
        </table:table-row>
        <table:table-row table:style-name="ro7">
          <table:table-cell table:style-name="ce5" office:value-type="string" calcext:value-type="string">
            <text:p>M5</text:p>
          </table:table-cell>
          <table:table-cell table:style-name="ce6" office:value-type="string" calcext:value-type="string">
            <text:p>Октябрьский</text:p>
          </table:table-cell>
          <table:table-cell table:style-name="ce6" office:value-type="string" calcext:value-type="string">
            <text:p>ул. Гагарина, 17</text:p>
          </table:table-cell>
        </table:table-row>
        <table:table-row table:style-name="ro7">
          <table:table-cell table:style-name="ce5" office:value-type="string" calcext:value-type="string">
            <text:p>M6</text:p>
          </table:table-cell>
          <table:table-cell table:style-name="ce6" office:value-type="string" calcext:value-type="string">
            <text:p>Октябрьский</text:p>
          </table:table-cell>
          <table:table-cell table:style-name="ce6" office:value-type="string" calcext:value-type="string">
            <text:p>просп. Мира, 10</text:p>
          </table:table-cell>
        </table:table-row>
        <table:table-row table:style-name="ro7" table:visibility="filter">
          <table:table-cell table:style-name="ce5" office:value-type="string" calcext:value-type="string">
            <text:p>M7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Заводская, 3</text:p>
          </table:table-cell>
        </table:table-row>
        <table:table-row table:style-name="ro7" table:visibility="filter">
          <table:table-cell table:style-name="ce5" office:value-type="string" calcext:value-type="string">
            <text:p>M8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ул. Сталеваров, 14</text:p>
          </table:table-cell>
        </table:table-row>
        <table:table-row table:style-name="ro7" table:visibility="filter">
          <table:table-cell table:style-name="ce5" office:value-type="string" calcext:value-type="string">
            <text:p>M9</text:p>
          </table:table-cell>
          <table:table-cell table:style-name="ce6" office:value-type="string" calcext:value-type="string">
            <text:p>Заречный</text:p>
          </table:table-cell>
          <table:table-cell table:style-name="ce6" office:value-type="string" calcext:value-type="string">
            <text:p>Прибрежная, 7</text:p>
          </table:table-cell>
        </table:table-row>
        <table:table-row table:style-name="ro7">
          <table:table-cell table:style-name="ce5" office:value-type="string" calcext:value-type="string">
            <text:p>M10</text:p>
          </table:table-cell>
          <table:table-cell table:style-name="ce6" office:value-type="string" calcext:value-type="string">
            <text:p>Октябрьский</text:p>
          </table:table-cell>
          <table:table-cell table:style-name="ce6" office:value-type="string" calcext:value-type="string">
            <text:p>пл. Революции, 1</text:p>
          </table:table-cell>
        </table:table-row>
        <table:table-row table:style-name="ro7" table:visibility="filter">
          <table:table-cell table:style-name="ce5" office:value-type="string" calcext:value-type="string">
            <text:p>M11</text:p>
          </table:table-cell>
          <table:table-cell table:style-name="ce6" office:value-type="string" calcext:value-type="string">
            <text:p>Заречный</text:p>
          </table:table-cell>
          <table:table-cell table:style-name="ce6" office:value-type="string" calcext:value-type="string">
            <text:p>Луговая, 21</text:p>
          </table:table-cell>
        </table:table-row>
        <table:table-row table:style-name="ro7" table:visibility="filter">
          <table:table-cell table:style-name="ce5" office:value-type="string" calcext:value-type="string">
            <text:p>M12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Мартеновская, 2</text:p>
          </table:table-cell>
        </table:table-row>
        <table:table-row table:style-name="ro7" table:visibility="filter">
          <table:table-cell table:style-name="ce5" office:value-type="string" calcext:value-type="string">
            <text:p>M13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Мартеновская, 36</text:p>
          </table:table-cell>
        </table:table-row>
        <table:table-row table:style-name="ro7" table:visibility="filter">
          <table:table-cell table:style-name="ce5" office:value-type="string" calcext:value-type="string">
            <text:p>M14</text:p>
          </table:table-cell>
          <table:table-cell table:style-name="ce6" office:value-type="string" calcext:value-type="string">
            <text:p>Заречный</text:p>
          </table:table-cell>
          <table:table-cell table:style-name="ce6" office:value-type="string" calcext:value-type="string">
            <text:p>Элеваторная, 15</text:p>
          </table:table-cell>
        </table:table-row>
        <table:table-row table:style-name="ro7">
          <table:table-cell table:style-name="ce5" office:value-type="string" calcext:value-type="string">
            <text:p>M15</text:p>
          </table:table-cell>
          <table:table-cell table:style-name="ce6" office:value-type="string" calcext:value-type="string">
            <text:p>Октябрьский</text:p>
          </table:table-cell>
          <table:table-cell table:style-name="ce6" office:value-type="string" calcext:value-type="string">
            <text:p>Пушкинская, 8</text:p>
          </table:table-cell>
        </table:table-row>
        <table:table-row table:style-name="ro7" table:visibility="filter">
          <table:table-cell table:style-name="ce5" office:value-type="string" calcext:value-type="string">
            <text:p>M16</text:p>
          </table:table-cell>
          <table:table-cell table:style-name="ce6" office:value-type="string" calcext:value-type="string">
            <text:p>Первомайский</text:p>
          </table:table-cell>
          <table:table-cell table:style-name="ce6" office:value-type="string" calcext:value-type="string">
            <text:p>ул. Металлургов. 29</text:p>
          </table:table-cell>
        </table:table-row>
        <table:table-row table:style-name="ro7" table:number-rows-repeated="1048558">
          <table:table-cell table:number-columns-repeated="3"/>
        </table:table-row>
        <table:table-row table:style-name="ro7">
          <table:table-cell table:number-columns-repeated="3"/>
        </table:table-row>
        <table:named-expressions>
          <table:named-range table:name="Excel_BuiltIn__FilterDatabase" table:base-cell-address="$'Движение товаров'.$A$1" table:cell-range-address="$Магазин.$B$1:.$B$17"/>
        </table:named-expressions>
      </table:table>
      <table:named-expressions/>
      <table:database-ranges>
        <table:database-range table:name="__Anonymous_Sheet_DB__0" table:target-range-address="'Движение товаров'.A1:'Движение товаров'.H2273" table:display-filter-buttons="true">
          <table:filter>
            <table:filter-and>
              <table:filter-condition table:value="Октябрьский" table:operator="=" table:field-number="7"/>
              <table:filter-condition table:value="28" table:operator="=" table:field-number="3">
                <table:filter-set-item table:value="28"/>
                <table:filter-set-item table:value="29"/>
                <table:filter-set-item table:value="30"/>
              </table:filter-condition>
              <table:filter-condition table:value="Продажа" table:operator="=" table:field-number="5"/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Сахар демерара коричневый" table:operator="=" table:field-number="2">
                <table:filter-set-item table:value="Сахар демерара коричневый"/>
                <table:filter-set-item table:value="Сахар песок белый"/>
                <table:filter-set-item table:value="Сахар рафинад быстрорастворимый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2" table:target-range-address="Магазин.A1:Магазин.C17" table:display-filter-buttons="true" table:contains-header="false">
          <table:filter>
            <table:filter-and>
              <table:filter-condition table:value="Октябрьски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лава</meta:initial-creator>
    <meta:creation-date>2021-07-09T20:04:06</meta:creation-date>
    <dc:date>2025-09-04T12:02:41.854318600</dc:date>
    <meta:editing-duration>PT1H46M37S</meta:editing-duration>
    <meta:editing-cycles>1</meta:editing-cycles>
    <meta:document-statistic meta:table-count="3" meta:cell-count="18641" meta:object-count="0"/>
    <meta:generator>LibreOffice/25.8.1.1$Windows_X86_64 LibreOffice_project/54047653041915e595ad4e45cccea684809c77b5</meta:generator>
  </office:meta>
</office:document-meta>
</file>